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491a" officeooo:paragraph-rsid="0010491a"/>
    </style:style>
    <style:style style:name="P2" style:family="paragraph" style:parent-style-name="Standard">
      <style:text-properties officeooo:rsid="00111cc8" officeooo:paragraph-rsid="00111cc8"/>
    </style:style>
    <style:style style:name="P3" style:family="paragraph" style:parent-style-name="Standard">
      <style:text-properties officeooo:paragraph-rsid="00111cc8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 style:list-style-name="L1">
      <style:text-properties officeooo:rsid="00111cc8" officeooo:paragraph-rsid="00111cc8"/>
    </style:style>
    <style:style style:name="P6" style:family="paragraph" style:parent-style-name="Standard" style:list-style-name="L2">
      <style:text-properties officeooo:rsid="00111cc8" officeooo:paragraph-rsid="00111cc8"/>
    </style:style>
    <style:style style:name="P7" style:family="paragraph" style:parent-style-name="Standard" style:list-style-name="L3">
      <style:text-properties officeooo:paragraph-rsid="0010491a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officeooo:rsid="0010491a"/>
    </style:style>
    <style:style style:name="T2" style:family="text">
      <style:text-properties officeooo:rsid="00111cc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36808730" text:style-name="L1">
        <text:list-item>
          <text:p text:style-name="P5">Github Token:-</text:p>
        </text:list-item>
      </text:list>
      <text:p text:style-name="P3"/>
      <text:p text:style-name="P3">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</text:p>
      <text:p text:style-name="Standard"/>
      <text:p text:style-name="Standard"/>
      <text:p text:style-name="Standard"/>
      <text:list xml:id="list2987974528" text:style-name="L2">
        <text:list-item>
          <text:p text:style-name="P6">How to pass params in body in postman:-</text:p>
        </text:list-item>
      </text:list>
      <text:p text:style-name="P2"/>
      <text:p text:style-name="Standard">{ "user": {</text:p>
      <text:p text:style-name="Standard"><text:s text:c="4"/>"email": <text:s/>"rakesh@gmail.com",</text:p>
      <text:p text:style-name="Standard"><text:s text:c="4"/>"password": "12345678"}</text:p>
      <text:p text:style-name="Standard"><text:s text:c="4"/>}</text:p>
      <text:p text:style-name="Standard"/>
      <text:p text:style-name="Standard"/>
      <text:list xml:id="list846347993" text:style-name="L3">
        <text:list-item>
          <text:p text:style-name="P7"><text:span text:style-name="T2">W</text:span><text:span text:style-name="T1">here condition:-</text:span></text:p>
        </text:list-item>
      </text:list>
      <text:p text:style-name="P1"/>
      <text:p text:style-name="P4"><text:s/>render json: Account.where(account_name: params[:platform])</text:p>
      <text:p text:style-name="P4"/>
      <text:p text:style-name="P4"/>
      <text:p text:style-name="P4"/>
      <text:p text:style-name="P4">if Campaign.where(status: params[:active])</text:p>
      <text:p text:style-name="P4">render json: Campaign.where(status: params[:active])</text:p>
      <text:p text:style-name="P4">elsif Campaign.where(community: params[:community])</text:p>
      <text:p text:style-name="P4">render json: Campaign.where(community: params[:community])</text:p>
      <text:p text:style-name="P4">elsif Campaign.where(community: params[:community]).where(status: params[:active])</text:p>
      <text:p text:style-name="P4">render json: Campaign.all</text:p>
      <text:p text:style-name="P4">end</text:p>
      <text:p text:style-name="P4"/>
      <text:p text:style-name="P4"/>
      <text:p text:style-name="P4"/>
      <text:p text:style-name="P4"/>
      <text:p text:style-name="P4">class MerchantsController &lt; ApplicationController</text:p>
      <text:p text:style-name="P4"><text:s text:c="2"/>def new</text:p>
      <text:p text:style-name="P4"><text:s text:c="4"/>@Merchant = Merchant.new</text:p>
      <text:p text:style-name="P4"><text:s text:c="2"/>end</text:p>
      <text:p text:style-name="P4"><text:s text:c="2"/></text:p>
      <text:p text:style-name="P4"><text:s text:c="2"/>def create</text:p>
      <text:p text:style-name="P4"><text:s text:c="4"/>@Merchant = Merchant.new(user_params)</text:p>
      <text:p text:style-name="P4"><text:s text:c="4"/>if @Merchant.save</text:p>
      <text:p text:style-name="P4"><text:s text:c="6"/>redirect_to root_path, notice: 'Merchant created successfully!'</text:p>
      <text:p text:style-name="P4"><text:s text:c="4"/>else</text:p>
      <text:p text:style-name="P4"><text:s text:c="6"/>render :new</text:p>
      <text:p text:style-name="P4"><text:s text:c="4"/>end</text:p>
      <text:p text:style-name="P4"><text:s text:c="2"/>end</text:p>
      <text:p text:style-name="P4"/>
      <text:p text:style-name="P4"><text:s text:c="2"/>def verify</text:p>
      <text:p text:style-name="P4"><text:s text:c="4"/>@merchant = Merchant.find(params[:id])</text:p>
      <text:p text:style-name="P4"><text:s text:c="4"/>if @merchant.idproof.present?</text:p>
      <text:p text:style-name="P4"><text:s text:c="6"/># Merchant is verified</text:p>
      <text:p text:style-name="P4"><text:s text:c="4"/>else</text:p>
      <text:p text:style-name="P4"><text:s text:c="6"/># Merchant is not verified</text:p>
      <text:p text:style-name="P4"><text:soft-page-break/><text:s text:c="4"/>end</text:p>
      <text:p text:style-name="P4"><text:s text:c="2"/>end </text:p>
      <text:p text:style-name="P4"><text:s text:c="2"/></text:p>
      <text:p text:style-name="P4"><text:s text:c="2"/>private</text:p>
      <text:p text:style-name="P4"><text:s text:c="2"/></text:p>
      <text:p text:style-name="P4"><text:s text:c="2"/>def user_params</text:p>
      <text:p text:style-name="P4"><text:s text:c="4"/>params.require(:Merchant).permit(:email, :password, :password_confirmation)</text:p>
      <text:p text:style-name="P4"><text:s text:c="2"/>end</text:p>
      <text:p text:style-name="P4">end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35:57.664243757</meta:creation-date>
    <dc:date>2023-03-21T12:49:08.534040809</dc:date>
    <meta:editing-duration>PT2H43M13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2" meta:paragraph-count="44" meta:word-count="105" meta:character-count="1120" meta:non-whitespace-character-count="956"/>
  </office:meta>
</office:document-meta>
</file>